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808080" draw:fill="solid" draw:fill-color="#dddddd" draw:textarea-horizontal-align="justify" draw:textarea-vertical-align="top" draw:auto-grow-height="false"/>
    </style:style>
    <style:style style:name="gr2" style:family="graphic" style:parent-style-name="standard">
      <style:graphic-properties svg:stroke-color="#000000" draw:fill="solid" draw:fill-color="#ffffff" draw:textarea-horizontal-align="justify" draw:textarea-vertical-align="top" draw:auto-grow-height="false"/>
    </style:style>
    <style:style style:name="gr3" style:family="graphic" style:parent-style-name="standard">
      <style:graphic-properties svg:stroke-color="#000000" draw:fill="solid" draw:fill-color="#ffffff" draw:textarea-horizontal-align="justify" draw:textarea-vertical-align="middle" draw:auto-grow-height="false"/>
    </style:style>
    <style:style style:name="gr4" style:family="graphic" style:parent-style-name="standard">
      <style:graphic-properties svg:stroke-color="#000000" draw:fill="solid" draw:fill-color="#ffffff" draw:textarea-horizontal-align="justify" draw:textarea-vertical-align="middle" draw:auto-grow-height="false" fo:wrap-option="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draw:stroke="solid" svg:stroke-width="0.051cm" svg:stroke-color="#000000" draw:marker-start-width="0.357cm" draw:marker-end-width="0.357cm" draw:fill="solid" draw:fill-color="#ffffff" draw:textarea-horizontal-align="justify" draw:textarea-vertical-align="middle" draw:auto-grow-height="false" fo:padding-top="0.151cm" fo:padding-bottom="0.151cm" fo:padding-left="0.276cm" fo:padding-right="0.276cm"/>
    </style:style>
    <style:style style:name="gr10" style:family="graphic" style:parent-style-name="standard">
      <style:graphic-properties svg:stroke-color="#000000"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parent-style-name="standard">
      <style:graphic-properties draw:stroke="none" svg:stroke-color="#ffffcc" draw:fill="solid" draw:fill-color="#ffff66" draw:textarea-horizontal-align="justify" draw:textarea-vertical-align="middle" draw:auto-grow-height="false" fo:wrap-option="wrap"/>
    </style:style>
    <style:style style:name="gr13" style:family="graphic" style:parent-style-name="objectwithoutfill">
      <style:graphic-properties svg:stroke-color="#808080" draw:marker-start="" draw:marker-end="Arrow" draw:marker-end-width="0.203cm" draw:fill="none" draw:textarea-vertical-align="middle" draw:shadow-offset-x="0.203cm" draw:shadow-offset-y="0.203cm"/>
    </style:style>
    <style:style style:name="gr14" style:family="graphic" style:parent-style-name="standard">
      <style:graphic-properties draw:stroke="none" svg:stroke-color="#000000" draw:fill="none" draw:fill-color="#ffffff" fo:min-height="0.762cm"/>
    </style:style>
    <style:style style:name="gr15" style:family="graphic" style:parent-style-name="standard">
      <style:graphic-properties draw:stroke="none" svg:stroke-color="#000000" draw:fill="none" draw:fill-color="#ffffff" fo:min-height="1.016cm"/>
    </style:style>
    <style:style style:name="P1" style:family="paragraph">
      <style:paragraph-properties fo:text-align="center"/>
    </style:style>
    <style:style style:name="P2" style:family="paragraph">
      <style:paragraph-properties fo:text-align="center"/>
      <style:text-properties fo:font-size="18pt"/>
    </style:style>
    <style:style style:name="P3" style:family="paragraph">
      <style:paragraph-properties fo:text-align="center"/>
      <style:text-properties fo:font-size="14pt" style:font-size-asian="18pt" style:font-size-complex="18pt"/>
    </style:style>
    <style:style style:name="P4" style:family="paragraph">
      <style:paragraph-properties fo:text-align="center"/>
      <style:text-properties fo:font-size="18pt" style:font-size-asian="18pt" style:font-size-complex="18pt"/>
    </style:style>
    <style:style style:name="P5" style:family="paragraph">
      <style:text-properties fo:font-size="14pt" style:font-size-asian="14pt" style:font-size-complex="14pt"/>
    </style:style>
    <style:style style:name="P6" style:family="paragraph">
      <style:paragraph-properties fo:text-align="start"/>
    </style:style>
    <style:style style:name="P7" style:family="paragraph">
      <style:paragraph-properties fo:text-align="start"/>
      <style:text-properties fo:font-size="11pt" style:font-size-asian="11pt" style:font-size-complex="11pt"/>
    </style:style>
    <style:style style:name="T1" style:family="text">
      <style:text-properties fo:font-size="18pt"/>
    </style:style>
    <style:style style:name="T2" style:family="text">
      <style:text-properties fo:font-size="14pt" style:font-size-asian="18pt" style:font-size-complex="18pt"/>
    </style:style>
    <style:style style:name="T3" style:family="text">
      <style:text-properties fo:font-size="18pt" style:font-size-asian="18pt" style:font-size-complex="18pt"/>
    </style:style>
    <style:style style:name="T4" style:family="text">
      <style:text-properties fo:font-size="14pt" style:font-size-asian="14pt" style:font-size-complex="14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7.272cm" svg:height="11.938cm" svg:x="13.319cm" svg:y="11.287cm">
          <text:p text:style-name="P1"><text:span text:style-name="T1">RaceLog Tracking</text:span></text:p>
          <draw:enhanced-geometry svg:viewBox="0 0 21600 21600" draw:type="rectangle" draw:enhanced-path="M 0 0 L 21600 0 21600 21600 0 21600 0 0 Z N"/>
        </draw:custom-shape>
        <draw:custom-shape draw:style-name="gr1" draw:text-style-name="P2" draw:layer="layout" svg:width="17.272cm" svg:height="3.302cm" svg:x="13.319cm" svg:y="6.207cm">
          <text:p text:style-name="P1"><text:span text:style-name="T1">Example Tracking Adapter</text:span></text:p>
          <draw:enhanced-geometry svg:viewBox="0 0 21600 21600" draw:type="rectangle" draw:enhanced-path="M 0 0 L 21600 0 21600 21600 0 21600 0 0 Z N"/>
        </draw:custom-shape>
        <draw:g xml:id="id3" draw:id="id3">
          <draw:glue-point draw:id="4" svg:x="-5cm" svg:y="-3.674cm"/>
          <draw:glue-point draw:id="5" svg:x="-5cm" svg:y="-1.505cm"/>
          <draw:glue-point draw:id="6" svg:x="-5cm" svg:y="-2.348cm"/>
          <draw:glue-point draw:id="7" svg:x="5cm" svg:y="1.024cm"/>
          <draw:glue-point draw:id="8" svg:x="5cm" svg:y="0.181cm"/>
          <draw:custom-shape draw:style-name="gr2" draw:text-style-name="P1" draw:layer="layout" svg:width="8.636cm" svg:height="10.541cm" svg:x="13.573cm" svg:y="12.43cm">
            <text:p text:style-name="P1">RaceLog</text:p>
            <draw:enhanced-geometry svg:viewBox="0 0 21600 21600" draw:type="rectangle" draw:enhanced-path="M 0 0 L 21600 0 21600 21600 0 21600 0 0 Z N"/>
          </draw:custom-shape>
          <draw:custom-shape draw:style-name="gr2" draw:text-style-name="P3" draw:layer="layout" svg:width="7.874cm" svg:height="0.705cm" svg:x="13.954cm" svg:y="16.067cm">
            <text:p text:style-name="P1"><text:span text:style-name="T2">DefineMarkEvent</text:span></text:p>
            <draw:enhanced-geometry svg:viewBox="0 0 21600 21600" draw:type="rectangle" draw:enhanced-path="M 0 0 L 21600 0 21600 21600 0 21600 0 0 Z N"/>
          </draw:custom-shape>
          <draw:custom-shape draw:style-name="gr2" draw:text-style-name="P3" draw:layer="layout" svg:width="7.874cm" svg:height="0.706cm" svg:x="13.954cm" svg:y="13.573cm">
            <text:p text:style-name="P1"><text:span text:style-name="T2">DenoteForRaceLogTrackingEvent</text:span></text:p>
            <draw:enhanced-geometry svg:viewBox="0 0 21600 21600" draw:type="rectangle" draw:enhanced-path="M 0 0 L 21600 0 21600 21600 0 21600 0 0 Z N"/>
          </draw:custom-shape>
          <draw:custom-shape draw:style-name="gr2" draw:text-style-name="P3" draw:layer="layout" svg:width="7.874cm" svg:height="0.705cm" svg:x="13.954cm" svg:y="21.055cm">
            <text:p text:style-name="P1"><text:span text:style-name="T2">DefineMarkEvent</text:span></text:p>
            <draw:enhanced-geometry svg:viewBox="0 0 21600 21600" draw:type="rectangle" draw:enhanced-path="M 0 0 L 21600 0 21600 21600 0 21600 0 0 Z N"/>
          </draw:custom-shape>
          <draw:custom-shape draw:style-name="gr2" draw:text-style-name="P3" draw:layer="layout" svg:width="7.874cm" svg:height="0.705cm" svg:x="13.954cm" svg:y="17.73cm">
            <text:p text:style-name="P1"><text:span text:style-name="T2">DeviceCompetitorMappingEvent</text:span></text:p>
            <draw:enhanced-geometry svg:viewBox="0 0 21600 21600" draw:type="rectangle" draw:enhanced-path="M 0 0 L 21600 0 21600 21600 0 21600 0 0 Z N"/>
          </draw:custom-shape>
          <draw:custom-shape draw:style-name="gr2" draw:text-style-name="P3" draw:layer="layout" svg:width="7.874cm" svg:height="0.705cm" svg:x="13.954cm" svg:y="18.561cm">
            <text:p text:style-name="P1"><text:span text:style-name="T2">DeviceMarkMappingEvent</text:span></text:p>
            <draw:enhanced-geometry svg:viewBox="0 0 21600 21600" draw:type="rectangle" draw:enhanced-path="M 0 0 L 21600 0 21600 21600 0 21600 0 0 Z N"/>
          </draw:custom-shape>
          <draw:custom-shape draw:style-name="gr2" draw:text-style-name="P3" draw:layer="layout" svg:width="7.874cm" svg:height="0.705cm" svg:x="13.954cm" svg:y="19.392cm">
            <text:p text:style-name="P1"><text:span text:style-name="T2">StartTrackingEvent</text:span></text:p>
            <draw:enhanced-geometry svg:viewBox="0 0 21600 21600" draw:type="rectangle" draw:enhanced-path="M 0 0 L 21600 0 21600 21600 0 21600 0 0 Z N"/>
          </draw:custom-shape>
          <draw:custom-shape draw:style-name="gr2" draw:text-style-name="P3" draw:layer="layout" svg:width="7.874cm" svg:height="0.705cm" svg:x="13.954cm" svg:y="20.223cm">
            <text:p text:style-name="P1"><text:span text:style-name="T2">DeviceCompetitorMappingEvent</text:span></text:p>
            <draw:enhanced-geometry svg:viewBox="0 0 21600 21600" draw:type="rectangle" draw:enhanced-path="M 0 0 L 21600 0 21600 21600 0 21600 0 0 Z N"/>
          </draw:custom-shape>
          <draw:custom-shape draw:style-name="gr2" draw:text-style-name="P3" draw:layer="layout" svg:width="7.874cm" svg:height="0.706cm" svg:x="13.954cm" svg:y="16.898cm">
            <text:p text:style-name="P1"><text:span text:style-name="T2">CourseDesignChangedEvent</text:span></text:p>
            <draw:enhanced-geometry svg:viewBox="0 0 21600 21600" draw:type="rectangle" draw:enhanced-path="M 0 0 L 21600 0 21600 21600 0 21600 0 0 Z N"/>
          </draw:custom-shape>
          <draw:custom-shape draw:style-name="gr2" draw:text-style-name="P3" draw:layer="layout" svg:width="7.874cm" svg:height="0.706cm" svg:x="13.954cm" svg:y="21.884cm">
            <text:p text:style-name="P1"><text:span text:style-name="T2">CourseDesignChangedEvent</text:span></text:p>
            <draw:enhanced-geometry svg:viewBox="0 0 21600 21600" draw:type="rectangle" draw:enhanced-path="M 0 0 L 21600 0 21600 21600 0 21600 0 0 Z N"/>
          </draw:custom-shape>
          <draw:custom-shape draw:style-name="gr2" draw:text-style-name="P3" draw:layer="layout" svg:width="7.874cm" svg:height="0.706cm" svg:x="13.954cm" svg:y="15.236cm">
            <text:p text:style-name="P1"><text:span text:style-name="T2">DefineMarkEvent</text:span></text:p>
            <draw:enhanced-geometry svg:viewBox="0 0 21600 21600" draw:type="rectangle" draw:enhanced-path="M 0 0 L 21600 0 21600 21600 0 21600 0 0 Z N"/>
          </draw:custom-shape>
          <draw:custom-shape draw:style-name="gr2" draw:text-style-name="P3" draw:layer="layout" svg:width="7.874cm" svg:height="0.705cm" svg:x="13.954cm" svg:y="14.404cm">
            <text:p text:style-name="P1"><text:span text:style-name="T2">RegisterCompetitorEvent</text:span></text:p>
            <draw:enhanced-geometry svg:viewBox="0 0 21600 21600" draw:type="rectangle" draw:enhanced-path="M 0 0 L 21600 0 21600 21600 0 21600 0 0 Z N"/>
          </draw:custom-shape>
        </draw:g>
        <draw:custom-shape draw:style-name="gr3" draw:text-style-name="P2" xml:id="id2" draw:id="id2" draw:layer="layout" svg:width="8.636cm" svg:height="1.143cm" svg:x="13.573cm" svg:y="7.35cm">
          <draw:glue-point draw:id="4" svg:x="-5cm" svg:y="-2.773cm"/>
          <draw:glue-point draw:id="5" svg:x="-5cm" svg:y="2.782cm"/>
          <draw:glue-point draw:id="6" svg:x="-2.647cm" svg:y="5.004cm"/>
          <text:p text:style-name="P1"><text:span text:style-name="T1">ExampleRecordFixesServlet</text:span></text:p>
          <draw:enhanced-geometry svg:viewBox="0 0 21600 21600" draw:type="rectangle" draw:enhanced-path="M 0 0 L 21600 0 21600 21600 0 21600 0 0 Z N"/>
        </draw:custom-shape>
        <draw:custom-shape draw:style-name="gr3" draw:text-style-name="P2" xml:id="id1" draw:id="id1" draw:layer="layout" svg:width="6.096cm" svg:height="1.143cm" svg:x="3.286cm" svg:y="7.985cm">
          <draw:glue-point draw:id="4" svg:x="5cm" svg:y="2.782cm"/>
          <draw:glue-point draw:id="5" svg:x="5cm" svg:y="-2.773cm"/>
          <text:p text:style-name="P1"><text:span text:style-name="T1">Smartphone</text:span></text:p>
          <draw:enhanced-geometry svg:viewBox="0 0 21600 21600" draw:type="rectangle" draw:enhanced-path="M 0 0 L 21600 0 21600 21600 0 21600 0 0 Z N"/>
        </draw:custom-shape>
        <draw:custom-shape draw:style-name="gr4" draw:text-style-name="P4" xml:id="id4" draw:id="id4" draw:layer="layout" svg:width="6.096cm" svg:height="1.651cm" svg:x="3.286cm" svg:y="5.318cm">
          <text:p text:style-name="P1"><text:span text:style-name="T3">Example Tracking Device</text:span></text:p>
          <draw:enhanced-geometry svg:viewBox="0 0 21600 21600" draw:type="rectangle" draw:enhanced-path="M 0 0 L 21600 0 21600 21600 0 21600 0 0 Z N"/>
        </draw:custom-shape>
        <draw:connector draw:style-name="gr5" draw:text-style-name="P1" draw:layer="layout" svg:x1="9.382cm" svg:y1="8.24cm" svg:x2="13.573cm" svg:y2="8.238cm" draw:start-shape="id1" draw:start-glue-point="5" draw:end-shape="id2" draw:end-glue-point="5" svg:d="M9382 8240h2096v-2h2095" svg:viewBox="0 0 4192 3">
          <text:p/>
        </draw:connector>
        <draw:connector draw:style-name="gr5" draw:text-style-name="P1" draw:layer="layout" svg:x1="9.382cm" svg:y1="8.873cm" svg:x2="13.573cm" svg:y2="15.225cm" draw:start-shape="id1" draw:start-glue-point="4" draw:end-shape="id3" draw:end-glue-point="6" svg:d="M9382 8873h2096v6352h2095" svg:viewBox="0 0 4192 6353">
          <text:p/>
        </draw:connector>
        <draw:connector draw:style-name="gr5" draw:text-style-name="P1" draw:layer="layout" svg:x1="9.382cm" svg:y1="6.143cm" svg:x2="13.573cm" svg:y2="7.605cm" draw:start-shape="id4" draw:start-glue-point="1" draw:end-shape="id2" draw:end-glue-point="4" svg:d="M9382 6143h2096v1462h2095" svg:viewBox="0 0 4192 1463">
          <text:p/>
        </draw:connector>
        <draw:frame draw:style-name="gr6" draw:text-style-name="P5" draw:layer="layout" svg:width="2.492cm" svg:height="0.806cm" svg:x="9.859cm" svg:y="7.525cm">
          <draw:text-box>
            <text:p><text:span text:style-name="T4">add fixes</text:span></text:p>
          </draw:text-box>
        </draw:frame>
        <draw:frame draw:style-name="gr7" draw:text-style-name="P5" draw:layer="layout" svg:width="5.768cm" svg:height="0.806cm" svg:x="8.747cm" svg:y="15.307cm">
          <draw:text-box>
            <text:p><text:span text:style-name="T4">add racelog events</text:span></text:p>
          </draw:text-box>
        </draw:frame>
        <draw:custom-shape draw:style-name="gr3" draw:text-style-name="P2" xml:id="id5" draw:id="id5" draw:layer="layout" svg:width="6.096cm" svg:height="1.143cm" svg:x="3.413cm" svg:y="17.002cm">
          <draw:glue-point draw:id="4" svg:x="5cm" svg:y="2.782cm"/>
          <draw:glue-point draw:id="5" svg:x="5cm" svg:y="-2.773cm"/>
          <text:p text:style-name="P1"><text:span text:style-name="T1">AdminConsole</text:span></text:p>
          <draw:enhanced-geometry svg:viewBox="0 0 21600 21600" draw:type="rectangle" draw:enhanced-path="M 0 0 L 21600 0 21600 21600 0 21600 0 0 Z N"/>
        </draw:custom-shape>
        <draw:connector draw:style-name="gr5" draw:text-style-name="P1" draw:layer="layout" svg:x1="9.509cm" svg:y1="17.573cm" svg:x2="13.573cm" svg:y2="16.114cm" draw:start-shape="id5" draw:start-glue-point="1" draw:end-shape="id3" draw:end-glue-point="5" svg:d="M9509 17573h2032v-1459h2032" svg:viewBox="0 0 4065 1460">
          <text:p/>
        </draw:connector>
        <draw:custom-shape draw:style-name="gr3" draw:text-style-name="P2" xml:id="id9" draw:id="id9" draw:layer="layout" svg:width="5.715cm" svg:height="1.143cm" svg:x="24.622cm" svg:y="21.828cm">
          <text:p text:style-name="P1"><text:span text:style-name="T1">TrackingAdapter</text:span></text:p>
          <draw:enhanced-geometry svg:viewBox="0 0 21600 21600" draw:type="rectangle" draw:enhanced-path="M 0 0 L 21600 0 21600 21600 0 21600 0 0 Z N"/>
        </draw:custom-shape>
        <draw:custom-shape draw:style-name="gr3" draw:text-style-name="P2" xml:id="id8" draw:id="id8" draw:layer="layout" svg:width="5.715cm" svg:height="1.143cm" svg:x="24.622cm" svg:y="17.129cm">
          <text:p text:style-name="P1"><text:span text:style-name="T1">RaceTracker</text:span></text:p>
          <draw:enhanced-geometry svg:viewBox="0 0 21600 21600" draw:type="rectangle" draw:enhanced-path="M 0 0 L 21600 0 21600 21600 0 21600 0 0 Z N"/>
        </draw:custom-shape>
        <draw:custom-shape draw:style-name="gr3" draw:text-style-name="P2" draw:layer="layout" svg:width="5.715cm" svg:height="1.143cm" svg:x="24.622cm" svg:y="7.35cm">
          <text:p text:style-name="P1"><text:span text:style-name="T1">ExampleDeviceId</text:span></text:p>
          <draw:enhanced-geometry svg:viewBox="0 0 21600 21600" draw:type="rectangle" draw:enhanced-path="M 0 0 L 21600 0 21600 21600 0 21600 0 0 Z N"/>
        </draw:custom-shape>
        <draw:custom-shape draw:style-name="gr3" draw:text-style-name="P2" draw:layer="layout" svg:width="8.763cm" svg:height="0.635cm" svg:x="17.891cm" svg:y="9.255cm">
          <text:p text:style-name="P1"><text:span text:style-name="T1">ExampleSerializationHandlers</text:span></text:p>
          <draw:enhanced-geometry svg:viewBox="0 0 21600 21600" draw:type="rectangle" draw:enhanced-path="M 0 0 L 21600 0 21600 21600 0 21600 0 0 Z N"/>
        </draw:custom-shape>
        <draw:custom-shape draw:style-name="gr3" draw:text-style-name="P2" xml:id="id6" draw:id="id6" draw:layer="layout" svg:width="5.715cm" svg:height="2.921cm" svg:x="24.622cm" svg:y="12.43cm">
          <text:p text:style-name="P1"><text:span text:style-name="T1">GPSFix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15.606cm" svg:y1="8.492cm" svg:x2="27.48cm" svg:y2="12.43cm" draw:start-shape="id2" draw:start-glue-point="6" draw:end-shape="id6" draw:end-glue-point="5" svg:d="M15606 8492v1969h11874v1969" svg:viewBox="0 0 11875 3939">
          <text:p/>
        </draw:connector>
        <draw:g>
          <draw:line draw:style-name="gr8" draw:text-style-name="P1" draw:layer="layout" svg:x1="12.811cm" svg:y1="7.91cm" svg:x2="12.303cm" svg:y2="7.91cm">
            <text:p/>
          </draw:line>
          <draw:line draw:style-name="gr8" draw:text-style-name="P1" draw:layer="layout" svg:x1="12.557cm" svg:y1="7.656cm" svg:x2="12.557cm" svg:y2="8.164cm">
            <text:p/>
          </draw:line>
          <draw:custom-shape draw:style-name="gr9" draw:text-style-name="P1" draw:layer="layout" svg:width="0.304cm" svg:height="0.304cm" svg:x="12.405cm" svg:y="7.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8" draw:text-style-name="P1" draw:layer="layout" svg:x1="16.24cm" svg:y1="10.144cm" svg:x2="15.732cm" svg:y2="10.144cm">
            <text:p/>
          </draw:line>
          <draw:line draw:style-name="gr8" draw:text-style-name="P1" draw:layer="layout" svg:x1="15.986cm" svg:y1="9.89cm" svg:x2="15.986cm" svg:y2="10.398cm">
            <text:p/>
          </draw:line>
          <draw:custom-shape draw:style-name="gr9" draw:text-style-name="P1" draw:layer="layout" svg:width="0.304cm" svg:height="0.304cm" svg:x="15.834cm" svg:y="9.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 draw:text-style-name="P2" xml:id="id7" draw:id="id7" draw:layer="layout" svg:width="5.715cm" svg:height="1.143cm" svg:x="32.369cm" svg:y="13.319cm">
          <text:p text:style-name="P1"><text:span text:style-name="T1">TrackedRace</text:span></text:p>
          <draw:enhanced-geometry svg:viewBox="0 0 21600 21600" draw:type="rectangle" draw:enhanced-path="M 0 0 L 21600 0 21600 21600 0 21600 0 0 Z N"/>
        </draw:custom-shape>
        <draw:connector draw:style-name="gr5" draw:text-style-name="P1" draw:layer="layout" svg:x1="30.337cm" svg:y1="13.891cm" svg:x2="32.369cm" svg:y2="13.89cm" draw:start-shape="id6" draw:start-glue-point="8" draw:end-shape="id7" draw:end-glue-point="3" svg:d="M30337 13891h1016v-1h1016" svg:viewBox="0 0 2033 2">
          <text:p/>
        </draw:connector>
        <draw:g>
          <draw:line draw:style-name="gr8" draw:text-style-name="P1" draw:layer="layout" svg:x1="31.48cm" svg:y1="13.446cm" svg:x2="30.972cm" svg:y2="13.446cm">
            <text:p/>
          </draw:line>
          <draw:line draw:style-name="gr8" draw:text-style-name="P1" draw:layer="layout" svg:x1="31.226cm" svg:y1="13.192cm" svg:x2="31.226cm" svg:y2="13.7cm">
            <text:p/>
          </draw:line>
          <draw:custom-shape draw:style-name="gr9" draw:text-style-name="P1" draw:layer="layout" svg:width="0.304cm" svg:height="0.304cm" svg:x="31.074cm" svg:y="13.2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0" draw:text-style-name="P1" draw:layer="layout" svg:x1="24.622cm" svg:y1="17.7cm" svg:x2="22.209cm" svg:y2="17.7cm" draw:start-shape="id8" draw:start-glue-point="3" draw:end-shape="id3" draw:end-glue-point="1" svg:d="M24622 17700h-2413" svg:viewBox="0 0 2414 1">
          <text:p/>
        </draw:connector>
        <draw:connector draw:style-name="gr5" draw:text-style-name="P1" draw:layer="layout" svg:x1="27.479cm" svg:y1="21.828cm" svg:x2="27.479cm" svg:y2="18.272cm" draw:start-shape="id9" draw:start-glue-point="0" draw:end-shape="id8" draw:end-glue-point="2" svg:d="M27479 21828v-3556" svg:viewBox="0 0 1 3557">
          <text:p/>
        </draw:connector>
        <draw:connector draw:style-name="gr5" draw:text-style-name="P1" draw:layer="layout" svg:x1="30.337cm" svg:y1="17.7cm" svg:x2="35.226cm" svg:y2="14.462cm" draw:start-shape="id8" draw:start-glue-point="1" draw:end-shape="id7" draw:end-glue-point="2" svg:d="M30337 17700h4889v-3238" svg:viewBox="0 0 4890 3239">
          <text:p/>
        </draw:connector>
        <draw:frame draw:style-name="gr11" draw:text-style-name="P5" draw:layer="layout" svg:width="2.022cm" svg:height="1.361cm" svg:x="27.426cm" svg:y="19.832cm">
          <draw:text-box>
            <text:p><text:span text:style-name="T4">create</text:span></text:p>
            <text:p><text:span text:style-name="T4">tracker</text:span></text:p>
          </draw:text-box>
        </draw:frame>
        <draw:connector draw:style-name="gr5" draw:text-style-name="P1" draw:layer="layout" draw:line-skew="0.389cm" svg:x1="6.461cm" svg:y1="18.145cm" svg:x2="27.479cm" svg:y2="22.971cm" draw:start-shape="id5" draw:start-glue-point="2" draw:end-shape="id9" draw:end-glue-point="2" svg:d="M6461 18145v5715h21018v-889" svg:viewBox="0 0 21019 5716">
          <text:p/>
        </draw:connector>
        <draw:frame draw:style-name="gr7" draw:text-style-name="P5" draw:layer="layout" svg:width="4.572cm" svg:height="0.806cm" svg:x="8.366cm" svg:y="23.181cm">
          <draw:text-box draw:corner-radius="0.127cm">
            <text:p><text:span text:style-name="T4">create tracker</text:span></text:p>
          </draw:text-box>
        </draw:frame>
        <draw:frame draw:style-name="gr7" draw:text-style-name="P5" draw:layer="layout" svg:width="3.048cm" svg:height="0.806cm" svg:x="31.48cm" svg:y="17.764cm">
          <draw:text-box draw:corner-radius="0.127cm">
            <text:p><text:span text:style-name="T4">create race</text:span></text:p>
          </draw:text-box>
        </draw:frame>
        <draw:custom-shape draw:style-name="gr12" draw:text-style-name="P7" draw:layer="layout" svg:width="8.255cm" svg:height="2.794cm" svg:x="32.75cm" svg:y="19.415cm">
          <text:p text:style-name="P6"><text:span text:style-name="T5">Create the race as soon as StartTrackingEvent is added to RaceLog.</text:span></text:p>
          <text:p text:style-name="P6"><text:span text:style-name="T5">If the event already present when Tracker is created, the race is created immediately.</text:span></text:p>
          <text:p text:style-name="P6"><text:span text:style-name="T5">Fixes from the GPSFixStore which fit to mappings for the race are added to the race.</text:span></text:p>
          <draw:enhanced-geometry svg:viewBox="0 0 21600 21600" draw:mirror-horizontal="false" draw:mirror-vertical="false" draw:type="rectangle" draw:enhanced-path="M 0 0 L 21600 0 21600 21600 0 21600 0 0 Z N"/>
        </draw:custom-shape>
        <draw:line draw:style-name="gr13" draw:text-style-name="P1" draw:layer="layout" svg:x1="34.909cm" svg:y1="19.415cm" svg:x2="33.893cm" svg:y2="18.399cm">
          <text:p/>
        </draw:line>
        <draw:custom-shape draw:style-name="gr12" draw:text-style-name="P7" draw:layer="layout" svg:width="6.223cm" svg:height="1.905cm" svg:x="31.988cm" svg:y="9.128cm">
          <text:p text:style-name="P6"><text:span text:style-name="T5">If the device from which the fix originated is mapped to a competitor or mark for the fix's timepoint, it is added to the race.</text:span></text:p>
          <draw:enhanced-geometry svg:viewBox="0 0 21600 21600" draw:mirror-horizontal="false" draw:mirror-vertical="false" draw:type="rectangle" draw:enhanced-path="M 0 0 L 21600 0 21600 21600 0 21600 0 0 Z N"/>
        </draw:custom-shape>
        <draw:line draw:style-name="gr13" draw:text-style-name="P1" draw:layer="layout" svg:x1="32.75cm" svg:y1="11.16cm" svg:x2="31.48cm" svg:y2="13.319cm">
          <text:p/>
        </draw:line>
        <draw:custom-shape draw:style-name="gr12" draw:text-style-name="P7" draw:layer="layout" svg:width="5.969cm" svg:height="2.032cm" svg:x="19.796cm" svg:y="24.749cm">
          <text:p text:style-name="P6"><text:span text:style-name="T5">When adding a mapping during tracking, all fixes in the GPSFixStore that fit to this mapping are added to the race. </text:span></text:p>
          <draw:enhanced-geometry svg:viewBox="0 0 21600 21600" draw:mirror-horizontal="false" draw:mirror-vertical="false" draw:type="rectangle" draw:enhanced-path="M 0 0 L 21600 0 21600 21600 0 21600 0 0 Z N"/>
        </draw:custom-shape>
        <draw:line draw:style-name="gr13" draw:text-style-name="P1" draw:layer="layout" svg:x1="23.098cm" svg:y1="24.622cm" svg:x2="21.701cm" svg:y2="20.812cm">
          <text:p/>
        </draw:line>
        <draw:custom-shape draw:style-name="gr12" draw:text-style-name="P7" draw:layer="layout" svg:width="6.858cm" svg:height="2.032cm" svg:x="25.892cm" svg:y="3.032cm">
          <text:p text:style-name="P6"><text:span text:style-name="T5">Every adapter can define it's own type of device id, for which it has to provide serializers (for database/JSON/String serialization).</text:span></text:p>
          <draw:enhanced-geometry svg:viewBox="0 0 21600 21600" draw:mirror-horizontal="false" draw:mirror-vertical="false" draw:type="rectangle" draw:enhanced-path="M 0 0 L 21600 0 21600 21600 0 21600 0 0 Z N"/>
        </draw:custom-shape>
        <draw:line draw:style-name="gr13" draw:text-style-name="P1" draw:layer="layout" svg:x1="29.194cm" svg:y1="5.064cm" svg:x2="28.813cm" svg:y2="7.223cm">
          <text:p/>
        </draw:line>
        <draw:custom-shape draw:style-name="gr12" draw:text-style-name="P7" draw:layer="layout" svg:width="9.017cm" svg:height="2.286cm" svg:x="31.988cm" svg:y="5.826cm">
          <text:p text:style-name="P6"><text:span text:style-name="T5">The serialization handlers are registered through the OSGi service registry. This completely decouples the tracking adapter from the Sailing Analytics code. It simply needs to be deployed as an additional bundle.</text:span></text:p>
          <draw:enhanced-geometry svg:viewBox="0 0 21600 21600" draw:mirror-horizontal="false" draw:mirror-vertical="false" draw:type="rectangle" draw:enhanced-path="M 0 0 L 21600 0 21600 21600 0 21600 0 0 Z N"/>
        </draw:custom-shape>
        <draw:line draw:style-name="gr13" draw:text-style-name="P1" draw:layer="layout" svg:x1="33.385cm" svg:y1="8.112cm" svg:x2="26.781cm" svg:y2="9.382cm">
          <text:p/>
        </draw:line>
        <draw:custom-shape draw:style-name="gr12" draw:text-style-name="P7" draw:layer="layout" svg:width="8.128cm" svg:height="2.286cm" svg:x="10.652cm" svg:y="2.397cm">
          <text:p text:style-name="P6"><text:span text:style-name="T5">This does not necessarily have to be a servlet. A tracking adapter is free to generate fixes whatever way it wishes, it merely has to add them to the GPSFixStore with the accompanying DeviceIdentifer.</text:span></text:p>
          <draw:enhanced-geometry svg:viewBox="0 0 21600 21600" draw:mirror-horizontal="false" draw:mirror-vertical="false" draw:type="rectangle" draw:enhanced-path="M 0 0 L 21600 0 21600 21600 0 21600 0 0 Z N"/>
        </draw:custom-shape>
        <draw:line draw:style-name="gr13" draw:text-style-name="P1" draw:layer="layout" svg:x1="14.843cm" svg:y1="4.683cm" svg:x2="15.605cm" svg:y2="7.223cm">
          <text:p/>
        </draw:line>
        <draw:custom-shape draw:style-name="gr12" draw:text-style-name="P7" draw:layer="layout" svg:width="8.89cm" svg:height="3.429cm" svg:x="7.985cm" svg:y="25.003cm">
          <text:p text:style-name="P6"><text:span text:style-name="T5">From a user perspective, creating the RaceTracker and adding the StartTrackingEvent are usually performed in one step.</text:span></text:p>
          <text:p text:style-name="P6"><text:span text:style-name="T5">When restarting the server, races can be restored by just adding a RaceTracker, which finds the existing StartTrackingEvent and then loads all fixes from the GPSFixStore.</text:span></text:p>
          <draw:enhanced-geometry svg:viewBox="0 0 21600 21600" draw:mirror-horizontal="false" draw:mirror-vertical="false" draw:type="rectangle" draw:enhanced-path="M 0 0 L 21600 0 21600 21600 0 21600 0 0 Z N"/>
        </draw:custom-shape>
        <draw:line draw:style-name="gr13" draw:text-style-name="P1" draw:layer="layout" svg:x1="11.16cm" svg:y1="24.876cm" svg:x2="10.906cm" svg:y2="23.987cm">
          <text:p/>
        </draw:line>
        <draw:custom-shape draw:style-name="gr12" draw:text-style-name="P7" draw:layer="layout" svg:width="6.604cm" svg:height="2.921cm" svg:x="31.226cm" svg:y="22.844cm">
          <text:p text:style-name="P6"><text:span text:style-name="T5">The RaceTracker listens to the RaceLog and changes the state of the TrackedRace accordingly (e.g. by creating it, changing its course definition, creating marks, adding fixes etc.)</text:span></text:p>
          <draw:enhanced-geometry svg:viewBox="0 0 21600 21600" draw:mirror-horizontal="false" draw:mirror-vertical="false" draw:type="rectangle" draw:enhanced-path="M 0 0 L 21600 0 21600 21600 0 21600 0 0 Z N"/>
        </draw:custom-shape>
        <draw:line draw:style-name="gr13" draw:text-style-name="P1" draw:layer="layout" svg:x1="31.988cm" svg:y1="22.717cm" svg:x2="29.829cm" svg:y2="18.399cm">
          <text:p/>
        </draw:line>
        <draw:custom-shape draw:style-name="gr12" draw:text-style-name="P7" draw:layer="layout" svg:width="9.398cm" svg:height="4.572cm" svg:x="1cm" svg:y="9.763cm">
          <text:p text:style-name="P6"><text:span text:style-name="T5">The RaceLog serves as storage for all masterdata pertaining to the race. This includes the competitors and the course definition.</text:span></text:p>
          <text:p text:style-name="P6"><text:span text:style-name="T5">In addition, meta-events are added for the purpose of defining the RaceLog's state in terms of racelog-tracking (DenotForRaceLogTrackingEvent and StartTrackingEvent).</text:span></text:p>
          <text:p text:style-name="P6"><text:span text:style-name="T5">Also, mapping events define which fix (determined by producing device and the timepoint of the fix) is added to the track of which competitor or mark.</text:span></text:p>
          <draw:enhanced-geometry svg:viewBox="0 0 21600 21600" draw:mirror-horizontal="false" draw:mirror-vertical="false" draw:type="rectangle" draw:enhanced-path="M 0 0 L 21600 0 21600 21600 0 21600 0 0 Z N"/>
        </draw:custom-shape>
        <draw:line draw:style-name="gr13" draw:text-style-name="P1" draw:layer="layout" svg:x1="10.525cm" svg:y1="11.414cm" svg:x2="13.446cm" svg:y2="12.811cm">
          <text:p/>
        </draw:line>
        <draw:frame draw:style-name="gr14" draw:layer="layout" svg:width="1.143cm" svg:height="1.012cm" svg:x="11.922cm" svg:y="14.335cm">
          <draw:text-box>
            <text:p>1.</text:p>
          </draw:text-box>
        </draw:frame>
        <draw:frame draw:style-name="gr15" draw:layer="layout" svg:width="1.143cm" svg:height="1.266cm" svg:x="7.477cm" svg:y="22.975cm">
          <draw:text-box>
            <text:p>2.</text:p>
          </draw:text-box>
        </draw:frame>
        <draw:frame draw:style-name="gr15" draw:layer="layout" svg:width="1.143cm" svg:height="1.266cm" svg:x="12.049cm" svg:y="6.588cm">
          <draw:text-box>
            <text:p>4.</text:p>
          </draw:text-box>
        </draw:frame>
        <draw:frame draw:style-name="gr15" draw:layer="layout" svg:width="1.143cm" svg:height="1.266cm" svg:x="32.877cm" svg:y="16.748cm">
          <draw:text-box>
            <text:p>3.</text:p>
          </draw:text-box>
        </draw:frame>
        <draw:frame draw:style-name="gr15" draw:layer="layout" svg:width="1.143cm" svg:height="1.266cm" svg:x="29.448cm" svg:y="11.545cm">
          <draw:text-box>
            <text:p>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26T15:02:12.825147486</meta:creation-date>
    <dc:date>2014-05-08T19:12:30.125202532</dc:date>
    <meta:editing-duration>PT36M14S</meta:editing-duration>
    <meta:editing-cycles>11</meta:editing-cycles>
    <meta:generator>LibreOffice/4.2.3.3$Linux_X86_64 LibreOffice_project/420m0$Build-3</meta:generator>
    <meta:document-statistic meta:object-count="75"/>
  </office:meta>
</office:document-meta>
</file>